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background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gr1" style:family="graphic">
      <style:graphic-properties draw:fill-color="#ffffff" draw:textarea-horizontal-align="justify" draw:textarea-vertical-align="middle" draw:auto-grow-height="false" fo:min-height="2.152cm" fo:min-width="9.2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009cm" fo:min-width="9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9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2.27cm" fo:min-width="5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365cm" fo:min-width="5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27cm" fo:min-width="5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2.27cm" fo:min-width="5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9.473cm" svg:height="2.382cm" svg:x="7.743cm" svg:y="1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2" draw:text-style-name="P2" svg:width="9.87cm" svg:height="3.335cm" svg:x="7.611cm" svg:y="5.6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3" draw:style-name="gr3" svg:width="0.689cm" svg:height="2.17cm" svg:x="12.077cm" svg:y="3.4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Forme4" draw:style-name="gr4" draw:text-style-name="P2" svg:width="5.663cm" svg:height="2.514cm" svg:x="-0.358cm" svg:y="12.6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6" draw:style-name="gr5" draw:text-style-name="P2" svg:width="6.06cm" svg:height="2.62cm" svg:x="5.886cm" svg:y="12.6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" draw:style-name="gr6" draw:text-style-name="P2" svg:width="6.033cm" svg:height="2.514cm" svg:x="12.448cm" svg:y="12.6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8" draw:style-name="gr7" draw:text-style-name="P2" svg:width="5.319cm" svg:height="2.514cm" svg:x="18.877cm" svg:y="12.6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Forme5" draw:style-name="gr8" draw:text-style-name="P4" svg:width="6.933cm" svg:height="1.138cm" svg:x="9.008cm" svg:y="1.706cm"><draw:text-box><text:p text:style-name="P3"><text:span text:style-name="T1">CONNECTION</text:span></text:p></draw:text-box></draw:frame><draw:frame text:anchor-type="paragraph" draw:z-index="8" draw:name="Forme9" draw:style-name="gr9" draw:text-style-name="P5" svg:width="6.801cm" svg:height="1.403cm" svg:x="9.432cm" svg:y="6.389cm"><draw:text-box><text:p text:style-name="P3"><text:span text:style-name="T2">LISTE COMMANDES</text:span></text:p></draw:text-box></draw:frame><draw:frame text:anchor-type="paragraph" draw:z-index="9" draw:name="Forme10" draw:style-name="gr10" draw:text-style-name="P6" svg:width="5.663cm" svg:height="0.9cm" svg:x="-0.358cm" svg:y="13.48cm"><draw:text-box><text:p text:style-name="P3"><text:span text:style-name="T1">Panel admin</text:span></text:p></draw:text-box></draw:frame><draw:frame text:anchor-type="paragraph" draw:z-index="10" draw:name="Forme11" draw:style-name="gr11" draw:text-style-name="P6" svg:width="6.06cm" svg:height="1.033cm" svg:x="5.886cm" svg:y="13.427cm"><draw:text-box><text:p text:style-name="P3"><text:span text:style-name="T1">Ajouter client</text:span></text:p></draw:text-box></draw:frame><draw:frame text:anchor-type="paragraph" draw:z-index="11" draw:name="Forme12" draw:style-name="gr12" draw:text-style-name="P6" svg:width="6.033cm" svg:height="1.006cm" svg:x="12.448cm" svg:y="13.294cm"><draw:text-box><text:p text:style-name="P3"><text:span text:style-name="T1">Modification</text:span></text:p></draw:text-box></draw:frame><draw:frame text:anchor-type="paragraph" draw:z-index="12" draw:name="Forme13" draw:style-name="gr8" draw:text-style-name="P7" svg:width="5.319cm" svg:height="1.138cm" svg:x="18.877cm" svg:y="13.294cm"><draw:text-box><text:p text:style-name="P3"><text:span text:style-name="T1">Statistiques</text:span></text:p><text:p/></draw:text-box></draw:frame><draw:line text:anchor-type="paragraph" draw:z-index="13" draw:name="Forme14" draw:style-name="gr13" draw:text-style-name="P3" svg:x1="9.543cm" svg:y1="8.955cm" svg:x2="3.193cm" svg:y2="12.659cm"><text:p/></draw:line><draw:line text:anchor-type="paragraph" draw:z-index="14" draw:name="Forme15" draw:style-name="gr13" draw:text-style-name="P3" svg:x1="10.68cm" svg:y1="8.955cm" svg:x2="9.066cm" svg:y2="12.633cm"><text:p/></draw:line><draw:line text:anchor-type="paragraph" draw:z-index="15" draw:name="Forme16" draw:style-name="gr13" draw:text-style-name="P3" svg:x1="13.776cm" svg:y1="8.955cm" svg:x2="15.469cm" svg:y2="12.686cm"><text:p/></draw:line><draw:line text:anchor-type="paragraph" draw:z-index="16" draw:name="Forme17" draw:style-name="gr13" draw:text-style-name="P3" svg:x1="15.258cm" svg:y1="8.955cm" svg:x2="21.555cm" svg:y2="12.63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37:03.325860534</meta:creation-date>
    <meta:editing-duration>PT22M52S</meta:editing-duration>
    <meta:editing-cycles>5</meta:editing-cycles>
    <meta:generator>LibreOffice/5.1.6.2$Linux_X86_64 LibreOffice_project/10m0$Build-2</meta:generator>
    <dc:date>2018-02-06T14:58:09.33180414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